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2">
      <style:graphic-properties draw:fill="none" draw:stroke="solid" svg:stroke-width="0.04167in" svg:stroke-color="#000000" draw:marker-end="a541" svg:stroke-opacity="100%" draw:stroke-linejoin="miter" svg:stroke-linecap="but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333f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4">
      <style:graphic-properties draw:fill="none" draw:stroke="solid" svg:stroke-width="0.04167in" svg:stroke-color="#000000" draw:marker-end="a443" svg:stroke-opacity="100%" draw:stroke-linejoin="miter" svg:stroke-linecap="butt"/>
    </style:style>
    <style:style style:family="graphic" style:name="a552">
      <style:graphic-properties draw:fill="none" draw:stroke="solid" svg:stroke-width="0.04167in" svg:stroke-color="#000000" draw:marker-end="a551" svg:stroke-opacity="100%" draw:stroke-linejoin="miter" svg:stroke-linecap="butt"/>
    </style:style>
    <style:style style:family="graphic" style:name="a446">
      <style:graphic-properties draw:fill="none" draw:stroke="solid" svg:stroke-width="0.04167in" svg:stroke-color="#000000" draw:marker-end="a445" svg:stroke-opacity="100%" draw:stroke-linejoin="miter" svg:stroke-linecap="butt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draw:fill="none" draw:stroke="solid" svg:stroke-width="0.04167in" svg:stroke-color="#000000" draw:marker-end="a553" svg:stroke-opacity="100%" draw:stroke-linejoin="miter" svg:stroke-linecap="but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8">
      <style:graphic-properties draw:fill="none" draw:stroke="solid" svg:stroke-width="0.04167in" svg:stroke-color="#000000" draw:marker-end="a447" svg:stroke-opacity="100%" draw:stroke-linejoin="miter" svg:stroke-linecap="but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2">
      <style:graphic-properties draw:fill="none" draw:stroke="solid" svg:stroke-width="0.04167in" svg:stroke-color="#000000" draw:marker-end="a461" svg:stroke-opacity="100%" draw:stroke-linejoin="miter" svg:stroke-linecap="but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79">
      <style:graphic-properties draw:fill="none" draw:stroke="solid" svg:stroke-width="0.04167in" svg:stroke-color="#000000" draw:marker-end="a578" svg:stroke-opacity="100%" draw:stroke-linejoin="miter" svg:stroke-linecap="but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333f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333f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333f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8">
      <style:graphic-properties draw:fill="none" draw:stroke="solid" svg:stroke-width="0.04167in" svg:stroke-color="#000000" draw:marker-end="a497" svg:stroke-opacity="100%" draw:stroke-linejoin="miter" svg:stroke-linecap="butt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333f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333f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4">
      <style:graphic-properties draw:fill="none" draw:stroke="solid" svg:stroke-width="0.04167in" svg:stroke-color="#000000" draw:marker-end="a393" svg:stroke-opacity="100%" draw:stroke-linejoin="miter" svg:stroke-linecap="butt"/>
    </style:style>
    <style:style style:family="graphic" style:name="a396">
      <style:graphic-properties draw:fill="none" draw:stroke="solid" svg:stroke-width="0.04167in" svg:stroke-color="#000000" draw:marker-end="a395" svg:stroke-opacity="100%" draw:stroke-linejoin="miter" svg:stroke-linecap="butt"/>
    </style:style>
    <style:style style:family="graphic" style:name="a398">
      <style:graphic-properties draw:fill="none" draw:stroke="solid" svg:stroke-width="0.04167in" svg:stroke-color="#000000" draw:marker-end="a397" svg:stroke-opacity="100%" draw:stroke-linejoin="miter" svg:stroke-linecap="butt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04">
      <style:graphic-properties draw:fill="none" draw:stroke="solid" svg:stroke-width="0.04167in" svg:stroke-color="#000000" draw:marker-end="a503" svg:stroke-opacity="100%" draw:stroke-linejoin="miter" svg:stroke-linecap="butt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3">
      <style:graphic-properties draw:fill="none" draw:stroke="solid" svg:stroke-width="0.04167in" svg:stroke-color="#000000" draw:marker-end="a612" svg:stroke-opacity="100%" draw:stroke-linejoin="miter" svg:stroke-linecap="but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8">
      <style:graphic-properties draw:fill="none" draw:stroke="solid" svg:stroke-width="0.04167in" svg:stroke-color="#000000" draw:marker-end="a617" svg:stroke-opacity="100%" draw:stroke-linejoin="miter" svg:stroke-linecap="butt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333f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0">
      <style:graphic-properties draw:fill="none" draw:stroke="solid" svg:stroke-width="0.04167in" svg:stroke-color="#000000" draw:marker-end="a619" svg:stroke-opacity="100%" draw:stroke-linejoin="miter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22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24">
      <style:graphic-properties draw:fill="none" draw:stroke="solid" svg:stroke-width="0.04167in" svg:stroke-color="#000000" draw:marker-end="a623" svg:stroke-opacity="100%" draw:stroke-linejoin="miter" svg:stroke-linecap="butt"/>
    </style:style>
    <style:style style:family="graphic" style:name="a517">
      <style:graphic-properties draw:fill="none" draw:stroke="solid" svg:stroke-width="0.04167in" svg:stroke-color="#000000" draw:marker-end="a516" svg:stroke-opacity="100%" draw:stroke-linejoin="miter" svg:stroke-linecap="but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7">
      <style:graphic-properties draw:fill="none" draw:stroke="solid" svg:stroke-width="0.04167in" svg:stroke-color="#000000" draw:marker-end="a416" svg:stroke-opacity="100%" draw:stroke-linejoin="miter" svg:stroke-linecap="butt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9">
      <style:graphic-properties draw:fill="none" draw:stroke="solid" svg:stroke-width="0.04167in" svg:stroke-color="#000000" draw:marker-end="a418" svg:stroke-opacity="100%" draw:stroke-linejoin="miter" svg:stroke-linecap="butt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333f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5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6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7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6">
      <style:graphic-properties draw:fill="none" draw:stroke="solid" svg:stroke-width="0.04167in" svg:stroke-color="#000000" draw:marker-end="a535" svg:stroke-opacity="100%" draw:stroke-linejoin="miter" svg:stroke-linecap="butt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none" draw:stroke="solid" svg:stroke-width="0.04167in" svg:stroke-color="#000000" draw:marker-end="a645" svg:stroke-opacity="100%" draw:stroke-linejoin="miter" svg:stroke-linecap="but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6" draw:name="ZoneTexte 3" svg:x="0.26357in" svg:y="3.82355in" svg:width="2.2093in" svg:height="1.17806in">
          <draw:text-box>
            <text:p text:style-name="a382" text:class-names="" text:cond-style-name=""><text:span text:style-name="a381" text:class-names="">Initial<text:s text:c="1"/></text:span></text:p>
            <text:p text:style-name="a385" text:class-names="" text:cond-style-name=""><text:span text:style-name="a383" text:class-names="">signal</text:span><text:span text:style-name="a384" text:class-names=""/></text:p>
          </draw:text-box>
          <svg:title/>
          <svg:desc/>
        </draw:frame>
        <draw:custom-shape svg:x="4.21705in" svg:y="4.087in" svg:width="1.75969in" svg:height="0.65116in" draw:id="id64" draw:style-name="a389" draw:name="Rectangle 4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907in" svg:y="1.71231in" svg:width="1.15504in" svg:height="1.20715in" draw:id="id65" draw:style-name="a392" draw:name="Rectangle 5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6822in" svg:y1="3.82355in" draw:start-shape="id63" draw:start-glue-point="0" svg:x2="1.36822in" svg:y2="2.91947in" draw:end-shape="id65" draw:end-glue-point="2" draw:id="id66" draw:style-name="a394" draw:name="Connecteur droit avec flèche 10">
          <svg:title/>
          <svg:desc/>
        </draw:connector>
        <draw:connector draw:type="line" svg:x1="2.00893in" svg:y1="4.41258in" svg:x2="4.21705in" svg:y2="4.41258in" draw:end-shape="id64" draw:end-glue-point="3" draw:id="id67" draw:style-name="a396" draw:name="Connecteur droit avec flèche 12">
          <svg:title/>
          <svg:desc/>
        </draw:connector>
        <draw:connector draw:type="line" svg:x1="5.97674in" svg:y1="4.41258in" draw:start-shape="id64" draw:start-glue-point="1" svg:x2="6.62185in" svg:y2="4.41258in" draw:id="id68" draw:style-name="a398" draw:name="Connecteur droit avec flèche 14">
          <svg:title/>
          <svg:desc/>
        </draw:connector>
        <draw:frame draw:id="id69" draw:style-name="a402" draw:name="ZoneTexte 17" svg:x="4.26355in" svg:y="4.19623in" svg:width="1.6667in" svg:height="0.40391in">
          <draw:text-box>
            <text:p text:style-name="a401" text:class-names="" text:cond-style-name=""><text:span text:style-name="a399" text:class-names="">A, (Filtering)</text:span><text:span text:style-name="a400" text:class-names=""/></text:p>
          </draw:text-box>
          <svg:title/>
          <svg:desc/>
        </draw:frame>
        <draw:custom-shape svg:x="4.51938in" svg:y="1.71231in" svg:width="1.15504in" svg:height="1.20715in" draw:id="id70" draw:style-name="a405" draw:name="Rectangle 18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409" draw:name="ZoneTexte 19" svg:x="4.72481in" svg:y="2.09711in" svg:width="0.74419in" svg:height="0.43757in">
          <draw:text-box>
            <text:p text:style-name="a408" text:class-names="" text:cond-style-name=""><text:span text:style-name="a406" text:class-names="">LPC</text:span><text:span text:style-name="a407" text:class-names=""/></text:p>
          </draw:text-box>
          <svg:title/>
          <svg:desc/>
        </draw:frame>
        <draw:frame draw:id="id72" draw:style-name="a415" draw:name="ZoneTexte 22" svg:x="0.66473in" svg:y="1.8615in" svg:width="1.40698in" svg:height="0.90879in">
          <draw:text-box>
            <text:p text:style-name="a411" text:class-names="" text:cond-style-name=""><text:span text:style-name="a410" text:class-names="">No-speech part<text:s text:c="1"/></text:span></text:p>
            <text:p text:style-name="a414" text:class-names="" text:cond-style-name=""><text:span text:style-name="a412" text:class-names="">analysis</text:span><text:span text:style-name="a413" text:class-names=""/></text:p>
          </draw:text-box>
          <svg:title/>
          <svg:desc/>
        </draw:frame>
        <draw:connector draw:type="line" svg:x1="3.77519in" svg:y1="2.31589in" svg:x2="4.51938in" svg:y2="2.31589in" draw:end-shape="id70" draw:end-glue-point="3" draw:id="id73" draw:style-name="a417" draw:name="Connecteur droit avec flèche 26">
          <svg:title/>
          <svg:desc/>
        </draw:connector>
        <draw:connector draw:type="line" svg:x1="5.0969in" svg:y1="2.91947in" draw:start-shape="id70" draw:start-glue-point="2" svg:x2="5.0969in" svg:y2="4.087in" draw:end-shape="id64" draw:end-glue-point="0" draw:id="id74" draw:style-name="a419" draw:name="Connecteur droit avec flèche 29">
          <svg:title/>
          <svg:desc/>
        </draw:connector>
        <draw:custom-shape svg:x="3.42636in" svg:y="2.14168in" svg:width="0.34842in" svg:height="0.34842in" draw:id="id75" draw:style-name="a422" draw:name="Ellipse 32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47738in" svg:y1="2.19271in" draw:start-shape="id75" draw:start-glue-point="4" svg:x2="3.72375in" svg:y2="2.43907in" draw:end-shape="id75" draw:end-glue-point="6" draw:id="id76" draw:style-name="a423" draw:name="Connecteur droit 34">
          <svg:title/>
          <svg:desc/>
        </draw:connector>
        <draw:connector draw:type="line" svg:x1="3.72375in" svg:y1="2.19271in" draw:start-shape="id75" draw:start-glue-point="7" svg:x2="3.47738in" svg:y2="2.43907in" draw:end-shape="id75" draw:end-glue-point="5" draw:id="id77" draw:style-name="a424" draw:name="Connecteur droit 36">
          <svg:title/>
          <svg:desc/>
        </draw:connector>
        <draw:connector draw:type="line" svg:x1="1.94003in" svg:y1="2.31589in" svg:x2="2.22754in" svg:y2="2.31589in" draw:id="id78" draw:style-name="a425" draw:name="Connecteur droit 38">
          <svg:title/>
          <svg:desc/>
        </draw:connector>
        <draw:connector draw:type="line" svg:x1="1.94003in" svg:y1="2.71908in" svg:x2="2.22754in" svg:y2="2.71909in" draw:id="id79" draw:style-name="a426" draw:name="Connecteur droit 42">
          <svg:title/>
          <svg:desc/>
        </draw:connector>
        <draw:connector draw:type="line" svg:x1="1.92795in" svg:y1="1.93097in" svg:x2="2.21546in" svg:y2="1.93097in" draw:id="id80" draw:style-name="a427" draw:name="Connecteur droit 43">
          <svg:title/>
          <svg:desc/>
        </draw:connector>
        <draw:frame draw:id="id81" draw:style-name="a432" draw:name="ZoneTexte 44" svg:x="2.22275in" svg:y="1.76123in" svg:width="1.17665in" svg:height="0.30293in">
          <draw:text-box>
            <text:p text:style-name="a431" text:class-names="" text:cond-style-name=""><text:span text:style-name="a428" text:class-names="">Struc</text:span><text:span text:style-name="a429" text:class-names=""><text:s text:c="1"/>Band 1</text:span><text:span text:style-name="a430" text:class-names=""/></text:p>
          </draw:text-box>
          <svg:title/>
          <svg:desc/>
        </draw:frame>
        <draw:frame draw:id="id82" draw:style-name="a437" draw:name="ZoneTexte 45" svg:x="2.2192in" svg:y="2.14168in" svg:width="1.17665in" svg:height="0.30293in">
          <draw:text-box>
            <text:p text:style-name="a436" text:class-names="" text:cond-style-name=""><text:span text:style-name="a433" text:class-names="">Struc</text:span><text:span text:style-name="a434" text:class-names=""><text:s text:c="1"/>Band 2</text:span><text:span text:style-name="a435" text:class-names=""/></text:p>
          </draw:text-box>
          <svg:title/>
          <svg:desc/>
        </draw:frame>
        <draw:frame draw:id="id83" draw:style-name="a442" draw:name="ZoneTexte 46" svg:x="2.22275in" svg:y="2.54487in" svg:width="1.17665in" svg:height="0.30293in">
          <draw:text-box>
            <text:p text:style-name="a441" text:class-names="" text:cond-style-name=""><text:span text:style-name="a438" text:class-names="">Struc</text:span><text:span text:style-name="a439" text:class-names=""><text:s text:c="1"/>Band 3</text:span><text:span text:style-name="a440" text:class-names=""/></text:p>
          </draw:text-box>
          <svg:title/>
          <svg:desc/>
        </draw:frame>
        <draw:connector draw:type="line" svg:x1="3.22835in" svg:y1="2.29315in" svg:x2="3.39585in" svg:y2="2.29315in" draw:end-shape="id82" draw:end-glue-point="1" draw:id="id84" draw:style-name="a444" draw:name="Connecteur droit avec flèche 50">
          <svg:title/>
          <svg:desc/>
        </draw:connector>
        <draw:connector draw:type="standard" svg:x1="3.21179in" svg:y1="1.90132in" svg:x2="3.60057in" svg:y2="2.14168in" draw:end-shape="id75" draw:end-glue-point="0" draw:id="id85" draw:style-name="a446" draw:name="Connecteur en angle 52">
          <svg:title/>
          <svg:desc/>
        </draw:connector>
        <draw:connector draw:type="standard" svg:x1="3.21671in" svg:y1="2.6908in" svg:x2="3.60057in" svg:y2="2.4901in" draw:end-shape="id75" draw:end-glue-point="2" draw:id="id86" draw:style-name="a448" draw:name="Connecteur en angle 54">
          <svg:title/>
          <svg:desc/>
        </draw:connector>
        <draw:frame draw:id="id87" draw:style-name="a452" draw:name="ZoneTexte 55" svg:x="3.46654in" svg:y="2.08278in" svg:width="0.2541in" svg:height="0.26927in">
          <draw:text-box>
            <text:p text:style-name="a451" text:class-names="" text:cond-style-name=""><text:span text:style-name="a449" text:class-names="">+</text:span><text:span text:style-name="a450" text:class-names=""/></text:p>
          </draw:text-box>
          <svg:title/>
          <svg:desc/>
        </draw:frame>
        <draw:frame draw:id="id88" draw:style-name="a456" draw:name="ZoneTexte 56" svg:x="3.37857in" svg:y="2.16692in" svg:width="0.2541in" svg:height="0.26927in">
          <draw:text-box>
            <text:p text:style-name="a455" text:class-names="" text:cond-style-name=""><text:span text:style-name="a453" text:class-names="">+</text:span><text:span text:style-name="a454" text:class-names=""/></text:p>
          </draw:text-box>
          <svg:title/>
          <svg:desc/>
        </draw:frame>
        <draw:frame draw:id="id89" draw:style-name="a460" draw:name="ZoneTexte 57" svg:x="3.46654in" svg:y="2.26042in" svg:width="0.2541in" svg:height="0.26927in">
          <draw:text-box>
            <text:p text:style-name="a459" text:class-names="" text:cond-style-name=""><text:span text:style-name="a457" text:class-names="">+</text:span><text:span text:style-name="a458" text:class-names=""/></text:p>
          </draw:text-box>
          <svg:title/>
          <svg:desc/>
        </draw:frame>
        <draw:connector draw:type="standard" svg:x1="4.91723in" svg:y1="1.86349in" svg:x2="3.51806in" svg:y2="1.36912in" draw:end-shape="id90" draw:end-glue-point="3" draw:id="id91" draw:style-name="a462" draw:transform="translate(-4.21765in -1.6163in) rotate(-1.5708) translate(4.21765in 1.6163in)" draw:name="Connecteur en angle 59">
          <svg:title/>
          <svg:desc/>
        </draw:connector>
        <draw:frame draw:id="id90" draw:style-name="a468" draw:name="ZoneTexte 60" svg:x="4.46483in" svg:y="0.36134in" svg:width="3.57719in" svg:height="1.11074in">
          <draw:text-box>
            <text:p text:style-name="a464" text:class-names="" text:cond-style-name=""><text:span text:style-name="a463" text:class-names="">STRUC of No-speech part</text:span></text:p>
            <text:p text:style-name="a467" text:class-names="" text:cond-style-name=""><text:span text:style-name="a465" text:class-names="">(Mathematical parameters of each function)<text:s text:c="1"/></text:span><text:span text:style-name="a466" text:class-names=""/></text:p>
          </draw:text-box>
          <svg:title/>
          <svg:desc/>
        </draw:frame>
        <draw:frame draw:id="id92" draw:style-name="a472" draw:name="ZoneTexte 63" svg:x="4.30164in" svg:y="3.23065in" svg:width="1.6751in" svg:height="0.40391in">
          <draw:text-box>
            <text:p text:style-name="a471" text:class-names="" text:cond-style-name=""><text:span text:style-name="a469" text:class-names="">a coefficients</text:span><text:span text:style-name="a470" text:class-names=""/></text:p>
          </draw:text-box>
          <svg:title/>
          <svg:desc/>
        </draw:frame>
        <draw:custom-shape svg:x="6.63242in" svg:y="4.087in" svg:width="2.4417in" svg:height="0.65116in" draw:id="id93" draw:style-name="a475" draw:name="Rectangle 66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489" draw:name="ZoneTexte 67" svg:x="6.59437in" svg:y="4.09282in" svg:width="2.5117in" svg:height="0.63952in">
          <draw:text-box>
            <text:p text:style-name="a481" text:class-names="" text:cond-style-name=""><text:span text:style-name="a476" text:class-names="">Band<text:s text:c="1"/></text:span><text:span text:style-name="a477" text:class-names="">pass</text:span><text:span text:style-name="a478" text:class-names=""><text:s text:c="1"/></text:span><text:span text:style-name="a479" text:class-names="">filtering</text:span><text:span text:style-name="a480" text:class-names=""><text:s text:c="1"/></text:span></text:p>
            <text:p text:style-name="a488" text:class-names="" text:cond-style-name=""><text:span text:style-name="a482" text:class-names="">(</text:span><text:span text:style-name="a483" text:class-names="">voice</text:span><text:span text:style-name="a484" text:class-names=""><text:s text:c="1"/></text:span><text:span text:style-name="a485" text:class-names="">frequency</text:span><text:span text:style-name="a486" text:class-names=""><text:s text:c="1"/>band)</text:span><text:span text:style-name="a487" text:class-names=""/></text:p>
          </draw:text-box>
          <svg:title/>
          <svg:desc/>
        </draw:frame>
        <draw:custom-shape svg:x="9.48456in" svg:y="4.087in" svg:width="1.75969in" svg:height="0.65116in" draw:id="id95" draw:style-name="a492" draw:name="Rectangle 70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496" draw:name="ZoneTexte 71" svg:x="9.63081in" svg:y="4.19917in" svg:width="1.61345in" svg:height="0.37025in">
          <draw:text-box>
            <text:p text:style-name="a495" text:class-names="" text:cond-style-name=""><text:span text:style-name="a493" text:class-names="">Demodulating</text:span><text:span text:style-name="a494" text:class-names=""/></text:p>
          </draw:text-box>
          <svg:title/>
          <svg:desc/>
        </draw:frame>
        <draw:connector draw:type="line" svg:x1="9.07412in" svg:y1="4.41258in" draw:start-shape="id93" draw:start-glue-point="1" svg:x2="9.48456in" svg:y2="4.41258in" draw:end-shape="id95" draw:end-glue-point="3" draw:id="id97" draw:style-name="a498" draw:name="Connecteur droit avec flèche 73">
          <svg:title/>
          <svg:desc/>
        </draw:connector>
        <draw:frame draw:id="id98" draw:style-name="a502" draw:name="ZoneTexte 77" svg:x="9.25976in" svg:y="5.44022in" svg:width="2.2093in" svg:height="0.50488in">
          <draw:text-box>
            <text:p text:style-name="a501" text:class-names="" text:cond-style-name=""><text:span text:style-name="a499" text:class-names="">Speech</text:span><text:span text:style-name="a500" text:class-names=""/></text:p>
          </draw:text-box>
          <svg:title/>
          <svg:desc/>
        </draw:frame>
        <draw:connector draw:type="line" svg:x1="10.36441in" svg:y1="4.73816in" draw:start-shape="id95" draw:start-glue-point="2" svg:x2="10.36441in" svg:y2="5.44022in" draw:end-shape="id98" draw:end-glue-point="0" draw:id="id99" draw:style-name="a504" draw:name="Connecteur droit avec flèche 79">
          <svg:title/>
          <svg:desc/>
        </draw:connector>
      </draw:page>
      <draw:page draw:name="Slide2" draw:style-name="a505" draw:master-page-name="Master1-Layout2-obj-Titre-et-contenu" presentation:presentation-page-layout-name="Master1-PPL2" draw:id="Slide-257">
        <draw:frame draw:id="id100" draw:style-name="a511" draw:name="ZoneTexte 3" svg:x="0.48149in" svg:y="0.83634in" svg:width="3.11017in" svg:height="1.44733in">
          <draw:text-box>
            <text:p text:style-name="a507" text:class-names="" text:cond-style-name=""><text:span text:style-name="a506" text:class-names="">STRUC of No-speech part</text:span></text:p>
            <text:p text:style-name="a510" text:class-names="" text:cond-style-name=""><text:span text:style-name="a508" text:class-names="">(Mathematical parameters of each function)<text:s text:c="1"/></text:span><text:span text:style-name="a509" text:class-names=""/></text:p>
          </draw:text-box>
          <svg:title/>
          <svg:desc/>
        </draw:frame>
        <draw:frame draw:id="id101" draw:style-name="a515" draw:name="ZoneTexte 4" svg:x="0.23476in" svg:y="4.55688in" svg:width="1.26524in" svg:height="0.50488in">
          <draw:text-box>
            <text:p text:style-name="a514" text:class-names="" text:cond-style-name=""><text:span text:style-name="a512" text:class-names="">Speech</text:span><text:span text:style-name="a513" text:class-names=""/></text:p>
          </draw:text-box>
          <svg:title/>
          <svg:desc/>
        </draw:frame>
        <draw:connector draw:type="line" svg:x1="3.59167in" svg:y1="1.4516in" svg:x2="5.13333in" svg:y2="1.44992in" draw:id="id102" draw:style-name="a517" draw:name="Connecteur droit avec flèche 6">
          <svg:title/>
          <svg:desc/>
        </draw:connector>
        <draw:frame draw:id="id103" draw:style-name="a527" draw:name="ZoneTexte 7" svg:x="5.33947in" svg:y="0.99553in" svg:width="4.45614in" svg:height="0.90879in">
          <draw:text-box>
            <text:p text:style-name="a526" text:class-names="" text:cond-style-name=""><text:span text:style-name="a518" text:class-names="">Sending</text:span><text:span text:style-name="a519" text:class-names=""><text:s text:c="1"/>the<text:s text:c="1"/></text:span><text:span text:style-name="a520" text:class-names="">parameters</text:span><text:span text:style-name="a521" text:class-names=""><text:s text:c="1"/>of<text:s text:c="1"/></text:span><text:span text:style-name="a522" text:class-names="">each</text:span><text:span text:style-name="a523" text:class-names=""><text:s text:c="1"/></text:span><text:span text:style-name="a524" text:class-names="">function</text:span><text:span text:style-name="a525" text:class-names=""/></text:p>
          </draw:text-box>
          <svg:title/>
          <svg:desc/>
        </draw:frame>
        <draw:custom-shape svg:x="2.14724in" svg:y="4.48374in" svg:width="1.73052in" svg:height="0.65116in" draw:id="id104" draw:style-name="a530" draw:name="Rectangle 8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534" draw:name="ZoneTexte 9" svg:x="2.125in" svg:y="4.60737in" svg:width="1.87776in" svg:height="0.40391in">
          <draw:text-box>
            <text:p text:style-name="a533" text:class-names="" text:cond-style-name=""><text:span text:style-name="a531" text:class-names="">Downsampling</text:span><text:span text:style-name="a532" text:class-names=""/></text:p>
          </draw:text-box>
          <svg:title/>
          <svg:desc/>
        </draw:frame>
        <draw:connector draw:type="line" svg:x1="1.5in" svg:y1="4.80932in" draw:start-shape="id101" draw:start-glue-point="1" svg:x2="2.125in" svg:y2="4.80932in" draw:id="id106" draw:style-name="a536" draw:name="Connecteur droit avec flèche 11">
          <svg:title/>
          <svg:desc/>
        </draw:connector>
        <draw:frame draw:id="id107" draw:style-name="a540" draw:name="ZoneTexte 14" svg:x="2.77917in" svg:y="3.65833in" svg:width="0.46667in" svg:height="0.43757in">
          <draw:text-box>
            <text:p text:style-name="a539" text:class-names="" text:cond-style-name=""><text:span text:style-name="a537" text:class-names="">4</text:span><text:span text:style-name="a538" text:class-names=""/></text:p>
          </draw:text-box>
          <svg:title/>
          <svg:desc/>
        </draw:frame>
        <draw:connector draw:type="line" svg:x1="3.0125in" svg:y1="4.0959in" draw:start-shape="id107" draw:start-glue-point="2" svg:x2="3.0125in" svg:y2="4.48374in" draw:end-shape="id104" draw:end-glue-point="0" draw:id="id108" draw:style-name="a542" draw:name="Connecteur droit avec flèche 16">
          <svg:title/>
          <svg:desc/>
        </draw:connector>
        <draw:custom-shape svg:x="4.3625in" svg:y="4.48374in" svg:width="1.73052in" svg:height="0.65116in" draw:id="id109" draw:style-name="a545" draw:name="Rectangle 22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550" draw:name="ZoneTexte 23" svg:x="4.6125in" svg:y="4.4559in" svg:width="1.39031in" svg:height="0.70684in">
          <draw:text-box>
            <text:p text:style-name="a549" text:class-names="" text:cond-style-name=""><text:span text:style-name="a546" text:class-names="">Encoding</text:span><text:span text:style-name="a547" text:class-names=""><text:s text:c="1"/>on 16 bits</text:span><text:span text:style-name="a548" text:class-names=""/></text:p>
          </draw:text-box>
          <svg:title/>
          <svg:desc/>
        </draw:frame>
        <draw:connector draw:type="line" svg:x1="3.868in" svg:y1="4.80932in" svg:x2="4.3625in" svg:y2="4.80932in" draw:end-shape="id109" draw:end-glue-point="3" draw:id="id111" draw:style-name="a552" draw:name="Connecteur droit avec flèche 25">
          <svg:title/>
          <svg:desc/>
        </draw:connector>
        <draw:connector draw:type="line" svg:x1="6.09302in" svg:y1="4.80932in" draw:start-shape="id109" draw:start-glue-point="1" svg:x2="7.67368in" svg:y2="4.80932in" draw:id="id112" draw:style-name="a554" draw:name="Connecteur droit avec flèche 28">
          <svg:title/>
          <svg:desc/>
        </draw:connector>
        <draw:custom-shape svg:x="7.67368in" svg:y="3.77774in" svg:width="0.58947in" svg:height="2.06316in" draw:id="id113" draw:style-name="a557" draw:name="Rectangle 29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563" draw:name="ZoneTexte 31" svg:x="6.38688in" svg:y="4.28982in" svg:width="0.89474in" svg:height="1.3127in">
          <draw:text-box>
            <text:p text:style-name="a559" text:class-names="" text:cond-style-name=""><text:span text:style-name="a558" text:class-names="">8KHz</text:span></text:p>
            <text:p text:style-name="a562" text:class-names="" text:cond-style-name=""><text:span text:style-name="a560" text:class-names="">16bits DPM file</text:span><text:span text:style-name="a561" text:class-names=""/></text:p>
          </draw:text-box>
          <svg:title/>
          <svg:desc/>
        </draw:frame>
        <draw:frame draw:id="id115" draw:style-name="a569" draw:name="ZoneTexte 34" svg:x="9.33684in" svg:y="4.36635in" svg:width="1.90027in" svg:height="0.90879in">
          <draw:text-box>
            <text:p text:style-name="a568" text:class-names="" text:cond-style-name=""><text:span text:style-name="a564" text:class-names="">Encoded</text:span><text:span text:style-name="a565" text:class-names=""><text:s text:c="1"/>bit<text:s text:c="1"/></text:span><text:span text:style-name="a566" text:class-names="">stream</text:span><text:span text:style-name="a567" text:class-names=""/></text:p>
          </draw:text-box>
          <svg:title/>
          <svg:desc/>
        </draw:frame>
        <draw:frame draw:id="id116" draw:style-name="a577" draw:name="ZoneTexte 36" svg:x="6.6in" svg:y="2.68094in" svg:width="2.73684in" svg:height="0.90879in">
          <draw:text-box>
            <text:p text:style-name="a573" text:class-names="" text:cond-style-name=""><text:span text:style-name="a570" text:class-names="">G.729<text:s text:c="1"/></text:span><text:span text:style-name="a571" text:class-names="">Encoder</text:span><text:span text:style-name="a572" text:class-names=""><text:s text:c="1"/></text:span></text:p>
            <text:p text:style-name="a576" text:class-names="" text:cond-style-name=""><text:span text:style-name="a574" text:class-names="">(standard version)</text:span><text:span text:style-name="a575" text:class-names=""/></text:p>
          </draw:text-box>
          <svg:title/>
          <svg:desc/>
        </draw:frame>
        <draw:connector draw:type="line" svg:x1="8.26316in" svg:y1="4.80932in" draw:start-shape="id113" draw:start-glue-point="1" svg:x2="9.33684in" svg:y2="4.82074in" draw:end-shape="id115" draw:end-glue-point="3" draw:id="id117" draw:style-name="a579" draw:name="Connecteur droit avec flèche 43">
          <svg:title/>
          <svg:desc/>
        </draw:connector>
      </draw:page>
      <draw:page draw:name="Slide3" draw:style-name="a580" draw:master-page-name="Master1-Layout2-obj-Titre-et-contenu" presentation:presentation-page-layout-name="Master1-PPL2" draw:id="Slide-258">
        <draw:frame draw:id="id118" draw:style-name="a586" draw:name="ZoneTexte 3" svg:x="0.11804in" svg:y="4.69631in" svg:width="2.23239in" svg:height="1.17806in">
          <draw:text-box>
            <text:p text:style-name="a585" text:class-names="" text:cond-style-name=""><text:span text:style-name="a581" text:class-names="">Encoded</text:span><text:span text:style-name="a582" text:class-names=""><text:s text:c="1"/>bit<text:s text:c="1"/></text:span><text:span text:style-name="a583" text:class-names="">stream</text:span><text:span text:style-name="a584" text:class-names=""/></text:p>
          </draw:text-box>
          <svg:title/>
          <svg:desc/>
        </draw:frame>
        <draw:custom-shape svg:x="0.5255in" svg:y="1.35857in" svg:width="3.22312in" svg:height="1.17806in" draw:id="id119" draw:style-name="a598" draw:name="Rectangle 4">
          <svg:title/>
          <svg:desc/>
          <text:p text:style-name="a591" text:class-names="" text:cond-style-name=""><text:span text:style-name="a587" text:class-names="">T</text:span><text:span text:style-name="a588" text:class-names="">he<text:s text:c="1"/></text:span><text:span text:style-name="a589" text:class-names="">parameters</text:span><text:span text:style-name="a590" text:class-names=""><text:s text:c="1"/></text:span></text:p>
          <text:p text:style-name="a597" text:class-names="" text:cond-style-name=""><text:span text:style-name="a592" text:class-names="">of<text:s text:c="1"/></text:span><text:span text:style-name="a593" text:class-names="">each</text:span><text:span text:style-name="a594" text:class-names=""><text:s text:c="1"/></text:span><text:span text:style-name="a595" text:class-names="">function</text:span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105in" svg:y="1.15789in" svg:width="3.09474in" svg:height="1.41053in" draw:id="id120" draw:style-name="a601" draw:name="Rectangle 5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611" draw:name="ZoneTexte 6" svg:x="5.26842in" svg:y="1.20288in" svg:width="3.4in" svg:height="1.3127in">
          <draw:text-box>
            <text:p text:style-name="a610" text:class-names="" text:cond-style-name=""><text:span text:style-name="a602" text:class-names="">Rebuilding</text:span><text:span text:style-name="a603" text:class-names=""><text:s text:c="1"/>the<text:s text:c="1"/></text:span><text:span text:style-name="a604" text:class-names="">functions</text:span><text:span text:style-name="a605" text:class-names=""><text:s text:c="1"/></text:span><text:span text:style-name="a606" text:class-names="">from</text:span><text:span text:style-name="a607" text:class-names=""><text:s text:c="1"/></text:span><text:span text:style-name="a608" text:class-names="">parameters</text:span><text:span text:style-name="a609" text:class-names=""/></text:p>
          </draw:text-box>
          <svg:title/>
          <svg:desc/>
        </draw:frame>
        <draw:connector draw:type="line" svg:x1="3.74862in" svg:y1="1.9476in" draw:start-shape="id119" draw:start-glue-point="1" svg:x2="5.42105in" svg:y2="1.9476in" draw:id="id122" draw:style-name="a613" draw:name="Connecteur droit avec flèche 8">
          <svg:title/>
          <svg:desc/>
        </draw:connector>
        <draw:custom-shape svg:x="6.43158in" svg:y="4.7485in" svg:width="1.07368in" svg:height="1.07368in" draw:id="id123" draw:style-name="a616" draw:name="Ellipse 9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.35043in" svg:y1="5.28534in" draw:start-shape="id118" draw:start-glue-point="1" svg:x2="6.43158in" svg:y2="5.28534in" draw:end-shape="id123" draw:end-glue-point="3" draw:id="id124" draw:style-name="a618" draw:name="Connecteur droit avec flèche 11">
          <svg:title/>
          <svg:desc/>
        </draw:connector>
        <draw:connector draw:type="line" svg:x1="6.96842in" svg:y1="2.56842in" draw:start-shape="id120" draw:start-glue-point="2" svg:x2="6.96842in" svg:y2="4.7485in" draw:end-shape="id123" draw:end-glue-point="0" draw:id="id125" draw:style-name="a620" draw:name="Connecteur droit avec flèche 13">
          <svg:title/>
          <svg:desc/>
        </draw:connector>
        <draw:connector draw:type="line" svg:x1="6.58882in" svg:y1="4.90573in" draw:start-shape="id123" draw:start-glue-point="4" svg:x2="7.34802in" svg:y2="5.66494in" draw:end-shape="id123" draw:end-glue-point="6" draw:id="id126" draw:style-name="a621" draw:name="Connecteur droit 17">
          <svg:title/>
          <svg:desc/>
        </draw:connector>
        <draw:connector draw:type="line" svg:x1="7.34802in" svg:y1="4.90573in" draw:start-shape="id123" draw:start-glue-point="7" svg:x2="6.58882in" svg:y2="5.66494in" draw:end-shape="id123" draw:end-glue-point="5" draw:id="id127" draw:style-name="a622" draw:name="Connecteur droit avec flèche 19">
          <svg:title/>
          <svg:desc/>
        </draw:connector>
        <draw:connector draw:type="line" svg:x1="7.50526in" svg:y1="5.28534in" draw:start-shape="id123" draw:start-glue-point="1" svg:x2="9.08421in" svg:y2="5.28534in" draw:id="id128" draw:style-name="a624" draw:name="Connecteur droit avec flèche 21">
          <svg:title/>
          <svg:desc/>
        </draw:connector>
        <draw:frame draw:id="id129" draw:style-name="a628" draw:name="ZoneTexte 22" svg:x="6.76283in" svg:y="4.62899in" svg:width="0.30526in" svg:height="0.70684in">
          <draw:text-box>
            <text:p text:style-name="a627" text:class-names="" text:cond-style-name=""><text:span text:style-name="a625" text:class-names="">+</text:span><text:span text:style-name="a626" text:class-names=""/></text:p>
          </draw:text-box>
          <svg:title/>
          <svg:desc/>
        </draw:frame>
        <draw:frame draw:id="id130" draw:style-name="a632" draw:name="ZoneTexte 23" svg:x="6.41891in" svg:y="4.90573in" svg:width="0.30526in" svg:height="0.70684in">
          <draw:text-box>
            <text:p text:style-name="a631" text:class-names="" text:cond-style-name=""><text:span text:style-name="a629" text:class-names="">+</text:span><text:span text:style-name="a630" text:class-names=""/></text:p>
          </draw:text-box>
          <svg:title/>
          <svg:desc/>
        </draw:frame>
        <draw:frame draw:id="id131" draw:style-name="a635" draw:name="ZoneTexte 24" svg:x="9.32616in" svg:y="4.59854in" svg:width="2.23239in" svg:height="1.3127in">
          <draw:text-box>
            <text:p text:style-name="a634" text:class-names="" text:cond-style-name=""><text:span text:style-name="a633" text:class-names="">Decoded signal</text:span></text:p>
          </draw:text-box>
          <svg:title/>
          <svg:desc/>
        </draw:frame>
        <draw:custom-shape svg:x="2.74201in" svg:y="4.25376in" svg:width="0.58947in" svg:height="2.06316in" draw:id="id132" draw:style-name="a638" draw:name="Rectangle 25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644" draw:name="ZoneTexte 26" svg:x="8.72138in" svg:y="1.52549in" svg:width="1.03167in" svg:height="0.90879in">
          <draw:text-box>
            <text:p text:style-name="a643" text:class-names="" text:cond-style-name=""><text:span text:style-name="a639" text:class-names="">Encoded</text:span><text:span text:style-name="a640" text:class-names=""><text:s text:c="1"/>bit<text:s text:c="1"/></text:span><text:span text:style-name="a641" text:class-names="">stream</text:span><text:span text:style-name="a642" text:class-names=""/></text:p>
          </draw:text-box>
          <svg:title/>
          <svg:desc/>
        </draw:frame>
        <draw:connector draw:type="line" svg:x1="3.33148in" svg:y1="5.28534in" draw:start-shape="id132" draw:start-glue-point="1" svg:x2="4.24903in" svg:y2="5.28534in" draw:id="id134" draw:style-name="a646" draw:name="Connecteur droit avec flèche 27">
          <svg:title/>
          <svg:desc/>
        </draw:connector>
        <draw:frame draw:id="id135" draw:style-name="a656" draw:name="ZoneTexte 28" svg:x="3.8268in" svg:y="4.54536in" svg:width="1.90828in" svg:height="1.91855in">
          <draw:text-box>
            <text:p text:style-name="a649" text:class-names="" text:cond-style-name=""><text:span text:style-name="a647" text:class-names="">Decoded speech</text:span><text:span text:style-name="a648" text:class-names=""/></text:p>
            <text:p text:style-name="a651" text:class-names="" text:cond-style-name=""><text:span text:style-name="a650" text:class-names="">(8KHz</text:span></text:p>
            <text:p text:style-name="a653" text:class-names="" text:cond-style-name=""><text:span text:style-name="a652" text:class-names="">16bits DPM file)</text:span></text:p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6" draw:style-name="a664" draw:name="ZoneTexte 35" svg:x="1.66832in" svg:y="3.27173in" svg:width="2.73684in" svg:height="0.90879in">
          <draw:text-box>
            <text:p text:style-name="a660" text:class-names="" text:cond-style-name=""><text:span text:style-name="a657" text:class-names="">G.729<text:s text:c="1"/></text:span><text:span text:style-name="a658" text:class-names="">Decoder</text:span><text:span text:style-name="a659" text:class-names=""><text:s text:c="1"/></text:span></text:p>
            <text:p text:style-name="a663" text:class-names="" text:cond-style-name=""><text:span text:style-name="a661" text:class-names="">(standard version)</text:span><text:span text:style-name="a66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18" svg:viewBox="0 0 20 30" svg:d="m10 0-10 30h20z"/>
    <draw:marker draw:name="a497" svg:viewBox="0 0 20 30" svg:d="m10 0-10 30h20z"/>
    <draw:marker draw:name="a443" svg:viewBox="0 0 20 30" svg:d="m10 0-10 30h20z"/>
    <draw:marker draw:name="a445" svg:viewBox="0 0 20 30" svg:d="m10 0-10 30h20z"/>
    <draw:marker draw:name="a551" svg:viewBox="0 0 20 30" svg:d="m10 0-10 30h20z"/>
    <draw:marker draw:name="a447" svg:viewBox="0 0 20 30" svg:d="m10 0-10 30h20z"/>
    <draw:marker draw:name="a553" svg:viewBox="0 0 20 30" svg:d="m10 0-10 30h20z"/>
    <draw:marker draw:name="a516" svg:viewBox="0 0 20 30" svg:d="m10 0-10 30h20z"/>
    <draw:marker draw:name="a623" svg:viewBox="0 0 20 30" svg:d="m10 0-10 30h20z"/>
    <draw:marker draw:name="a503" svg:viewBox="0 0 20 30" svg:d="m10 0-10 30h20z"/>
    <draw:marker draw:name="a541" svg:viewBox="0 0 20 30" svg:d="m10 0-10 30h20z"/>
    <draw:marker draw:name="a612" svg:viewBox="0 0 20 30" svg:d="m10 0-10 30h20z"/>
    <draw:marker draw:name="a617" svg:viewBox="0 0 20 30" svg:d="m10 0-10 30h20z"/>
    <draw:marker draw:name="a461" svg:viewBox="0 0 20 30" svg:d="m10 0-10 30h20z"/>
    <draw:marker draw:name="a619" svg:viewBox="0 0 20 30" svg:d="m10 0-10 30h20z"/>
    <draw:marker draw:name="a393" svg:viewBox="0 0 20 30" svg:d="m10 0-10 30h20z"/>
    <draw:marker draw:name="a395" svg:viewBox="0 0 20 30" svg:d="m10 0-10 30h20z"/>
    <draw:marker draw:name="a535" svg:viewBox="0 0 20 30" svg:d="m10 0-10 30h20z"/>
    <draw:marker draw:name="a397" svg:viewBox="0 0 20 30" svg:d="m10 0-10 30h20z"/>
    <draw:marker draw:name="a645" svg:viewBox="0 0 20 30" svg:d="m10 0-10 30h20z"/>
    <draw:marker draw:name="a578" svg:viewBox="0 0 20 30" svg:d="m10 0-10 30h20z"/>
    <draw:marker draw:name="a41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thomas benoit</meta:initial-creator>
    <dc:creator>thomas benoit</dc:creator>
    <meta:creation-date>2019-04-16T15:53:41Z</meta:creation-date>
    <dc:date>2019-04-16T17:17:32Z</dc:date>
    <meta:editing-cycles>5</meta:editing-cycles>
    <meta:editing-duration>PT5030S</meta:editing-duration>
    <meta:document-statistic meta:paragraph-count="44" meta:word-count="117"/>
  </office:meta>
</office:document-meta>
</file>